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 office:value-type="string">
            <text:p>C04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3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4" office:value-type="float" office:value="4">
            <text:p>4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7:02:18</dc:date>
    <meta:editing-duration>PT14H29S</meta:editing-duration>
    <meta:editing-cycles>70</meta:editing-cycles>
    <meta:generator>LibreOffice/3.5$Linux_X86_64 LibreOffice_project/350m1$Build-2</meta:generator>
    <dc:creator>Bingo </dc:creator>
    <meta:document-statistic meta:table-count="1" meta:cell-count="26" meta:object-count="0"/>
  </office:meta>
</office:document-meta>
</file>